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208in"/>
    </style:style>
    <style:style style:name="Table1.B" style:family="table-column">
      <style:table-column-properties style:column-width="2.9674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6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Difference Between Bridge Mode and Repeater Mode</text:span></text:span></text:h>
      <text:p text:style-name="Text_20_body"><text:span text:style-name="T2">Both </text:span><text:span text:style-name="Strong_20_Emphasis"><text:span text:style-name="T2">Bridge Mode</text:span></text:span><text:span text:style-name="T2"> and </text:span><text:span text:style-name="Strong_20_Emphasis"><text:span text:style-name="T2">Repeater Mode</text:span></text:span><text:span text:style-name="T2"> are used to extend or manage network connectivity, but they serve different purposes in a Wi-Fi network.</text:span></text:p>
      <text:h text:style-name="Heading_20_3" text:outline-level="3"><text:span text:style-name="Strong_20_Emphasis"><text:span text:style-name="T2">1. Bridge Mode</text:span></text:span></text:h>
      <text:p text:style-name="Text_20_body"><text:span text:style-name="Strong_20_Emphasis"><text:span text:style-name="T2">Definition:</text:span></text:span></text:p>
      <text:list text:style-name="L1">
        <text:list-item>
          <text:p text:style-name="P3"><text:span text:style-name="T2">Bridge Mode allows a router or access point to connect </text:span><text:span text:style-name="Strong_20_Emphasis"><text:span text:style-name="T2">two separate networks</text:span></text:span><text:span text:style-name="T2"> and make them function as a single network.</text:span></text:p>
        </text:list-item>
        <text:list-item>
          <text:p text:style-name="P3"><text:span text:style-name="T2">It is used to </text:span><text:span text:style-name="Strong_20_Emphasis"><text:span text:style-name="T2">connect two wired or wireless networks</text:span></text:span><text:span text:style-name="T2"> without creating a separate subnet.</text:span></text:p>
        </text:list-item>
      </text:list>
      <text:p text:style-name="Text_20_body"><text:span text:style-name="Strong_20_Emphasis"><text:span text:style-name="T2">How It Works:</text:span></text:span></text:p>
      <text:list text:style-name="L2">
        <text:list-item>
          <text:p text:style-name="P4"><text:span text:style-name="T2">The router/AP in </text:span><text:span text:style-name="Strong_20_Emphasis"><text:span text:style-name="T2">Bridge Mode</text:span></text:span><text:span text:style-name="T2"> does not assign IP addresses (it disables DHCP).</text:span></text:p>
        </text:list-item>
        <text:list-item>
          <text:p text:style-name="P4"><text:span text:style-name="T2">Devices connected to the bridge get IP addresses from the </text:span><text:span text:style-name="Strong_20_Emphasis"><text:span text:style-name="T2">main router</text:span></text:span><text:span text:style-name="T2">.</text:span></text:p>
        </text:list-item>
        <text:list-item>
          <text:p text:style-name="P4"><text:span text:style-name="T2">Typically used in </text:span><text:span text:style-name="Strong_20_Emphasis"><text:span text:style-name="T2">enterprise networks</text:span></text:span><text:span text:style-name="T2"> or to connect </text:span><text:span text:style-name="Strong_20_Emphasis"><text:span text:style-name="T2">remote offices</text:span></text:span><text:span text:style-name="T2"> wirelessly.</text:span></text:p>
        </text:list-item>
      </text:list>
      <text:p text:style-name="Text_20_body"><text:span text:style-name="Strong_20_Emphasis"><text:span text:style-name="T2">Example Use Case:</text:span></text:span></text:p>
      <text:list text:style-name="L3">
        <text:list-item>
          <text:p text:style-name="P5"><text:span text:style-name="T2">You have two buildings with separate networks and need to </text:span><text:span text:style-name="Strong_20_Emphasis"><text:span text:style-name="T2">wirelessly connect them</text:span></text:span><text:span text:style-name="T2"> without using long Ethernet cables.</text:span></text:p>
        </text:list-item>
        <text:list-item>
          <text:p text:style-name="P5"><text:span text:style-name="T2">A </text:span><text:span text:style-name="Strong_20_Emphasis"><text:span text:style-name="T2">Wi-Fi bridge</text:span></text:span><text:span text:style-name="T2"> connects them, making both buildings part of the same network.</text:span></text:p>
        </text:list-item>
      </text:list>
      <text:p text:style-name="Text_20_body"><text:span text:style-name="T2"><text:s/></text:span><text:span text:style-name="Strong_20_Emphasis"><text:span text:style-name="T2">Pros:</text:span></text:span><text:span text:style-name="T2"><text:line-break/> Reduces network segmentation<text:line-break/> Maintains the same IP address range<text:line-break/> Ideal for long-range connectivity</text:span></text:p>
      <text:p text:style-name="Text_20_body"><text:span text:style-name="T2"><text:s/></text:span><text:span text:style-name="Strong_20_Emphasis"><text:span text:style-name="T2">Cons:</text:span></text:span><text:span text:style-name="T2"><text:line-break/> More complex to set up<text:line-break/> Needs a stable signal for proper functioning</text:span></text:p>
      <text:h text:style-name="Heading_20_3" text:outline-level="3"><text:span text:style-name="Strong_20_Emphasis"><text:span text:style-name="T2">2. Repeater Mode</text:span></text:span></text:h>
      <text:p text:style-name="Text_20_body"><text:span text:style-name="T2"><text:s/></text:span><text:span text:style-name="Strong_20_Emphasis"><text:span text:style-name="T2">Definition:</text:span></text:span></text:p>
      <text:list text:style-name="L4">
        <text:list-item>
          <text:p text:style-name="P6"><text:span text:style-name="T2">A </text:span><text:span text:style-name="Strong_20_Emphasis"><text:span text:style-name="T2">Wi-Fi Repeater</text:span></text:span><text:span text:style-name="T2"> extends the range of a wireless network by </text:span><text:span text:style-name="Strong_20_Emphasis"><text:span text:style-name="T2">receiving and retransmitting</text:span></text:span><text:span text:style-name="T2"> the Wi-Fi signal.</text:span></text:p>
        </text:list-item>
        <text:list-item>
          <text:p text:style-name="P6"><text:span text:style-name="T2">It </text:span><text:span text:style-name="Strong_20_Emphasis"><text:span text:style-name="T2">does not create a new network</text:span></text:span><text:span text:style-name="T2"> but strengthens the existing one.</text:span></text:p>
        </text:list-item>
      </text:list>
      <text:p text:style-name="Text_20_body"><text:span text:style-name="Strong_20_Emphasis"><text:span text:style-name="T2"><text:s/>How It Works:</text:span></text:span></text:p>
      <text:list text:style-name="L5">
        <text:list-item>
          <text:p text:style-name="P7"><text:span text:style-name="T2">A repeater picks up the Wi-Fi signal from the main router and </text:span><text:span text:style-name="Strong_20_Emphasis"><text:span text:style-name="T2">retransmits</text:span></text:span><text:span text:style-name="T2"> it to extend the coverage.</text:span></text:p>
        </text:list-item>
        <text:list-item>
          <text:p text:style-name="P7"><text:span text:style-name="T2">Devices connect to the repeater, but the </text:span><text:span text:style-name="Strong_20_Emphasis"><text:span text:style-name="T2">IP address and network settings remain the same</text:span></text:span><text:span text:style-name="T2">.</text:span></text:p>
        </text:list-item>
      </text:list>
      <text:p text:style-name="Text_20_body"><text:span text:style-name="Strong_20_Emphasis"><text:span text:style-name="T2">Example Use Case:</text:span></text:span></text:p>
      <text:list text:style-name="L6">
        <text:list-item>
          <text:p text:style-name="P10">Your Wi-Fi signal is weak in certain areas of your home (e.g., upstairs or the backyard).</text:p>
        </text:list-item>
        <text:list-item>
          <text:p text:style-name="P8"><text:soft-page-break/><text:span text:style-name="T2">A </text:span><text:span text:style-name="Strong_20_Emphasis"><text:span text:style-name="T2">Wi-Fi repeater</text:span></text:span><text:span text:style-name="T2"> placed in between helps </text:span><text:span text:style-name="Strong_20_Emphasis"><text:span text:style-name="T2">extend the signal</text:span></text:span><text:span text:style-name="T2"> to those areas.</text:span></text:p>
        </text:list-item>
      </text:list>
      <text:p text:style-name="Text_20_body"><text:span text:style-name="T2"><text:s/></text:span><text:span text:style-name="Strong_20_Emphasis"><text:span text:style-name="T2">Pros:</text:span></text:span><text:span text:style-name="T2"><text:line-break/> Easy to set up<text:line-break/> Extends Wi-Fi coverage<text:line-break/> Works with most routers</text:span></text:p>
      <text:p text:style-name="Text_20_body"><text:span text:style-name="T2"><text:s/></text:span><text:span text:style-name="Strong_20_Emphasis"><text:span text:style-name="T2">Cons:</text:span></text:span><text:span text:style-name="T2"><text:line-break/> Can reduce speed (since it retransmits data)<text:line-break/> Creates additional latency<text:line-break/> Must be placed within a good signal range</text:span></text:p>
      <text:h text:style-name="Heading_20_3" text:outline-level="3"><text:span text:style-name="Strong_20_Emphasis"><text:span text:style-name="T2">Key Differences Between Bridge Mode and Repeater Mod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Feature</text:p>
            </table:table-cell>
            <table:table-cell table:style-name="Table1.A1" office:value-type="string">
              <text:p text:style-name="Table_20_Heading"><text:span text:style-name="Strong_20_Emphasis"><text:span text:style-name="T2">Bridge Mode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Repeater Mode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Purpose</text:span></text:span></text:p>
          </table:table-cell>
          <table:table-cell table:style-name="Table1.A1" office:value-type="string">
            <text:p text:style-name="P1">Connects two networks</text:p>
          </table:table-cell>
          <table:table-cell table:style-name="Table1.A1" office:value-type="string">
            <text:p text:style-name="P1">Extends Wi-Fi cover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IP Addressing</text:span></text:span></text:p>
          </table:table-cell>
          <table:table-cell table:style-name="Table1.A1" office:value-type="string">
            <text:p text:style-name="P1">Uses the main network’s IP range</text:p>
          </table:table-cell>
          <table:table-cell table:style-name="Table1.A1" office:value-type="string">
            <text:p text:style-name="P1">Same IP range as the main rou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Data Transmission</text:span></text:span></text:p>
          </table:table-cell>
          <table:table-cell table:style-name="Table1.A1" office:value-type="string">
            <text:p text:style-name="P1">Transfers data between networks</text:p>
          </table:table-cell>
          <table:table-cell table:style-name="Table1.A1" office:value-type="string">
            <text:p text:style-name="P1">Retransmits Wi-Fi sign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Usage Scenario</text:span></text:span></text:p>
          </table:table-cell>
          <table:table-cell table:style-name="Table1.A1" office:value-type="string">
            <text:p text:style-name="P1">Connecting remote offices, wired-to-wireless bridging</text:p>
          </table:table-cell>
          <table:table-cell table:style-name="Table1.A1" office:value-type="string">
            <text:p text:style-name="P1">Expanding Wi-Fi range in homes, offi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peed</text:span></text:span></text:p>
          </table:table-cell>
          <table:table-cell table:style-name="Table1.A1" office:value-type="string">
            <text:p text:style-name="P1">No speed loss</text:p>
          </table:table-cell>
          <table:table-cell table:style-name="Table1.A1" office:value-type="string">
            <text:p text:style-name="P1">Can reduce speed (due to retransmiss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etup Complexity</text:span></text:span></text:p>
          </table:table-cell>
          <table:table-cell table:style-name="Table1.A1" office:value-type="string">
            <text:p text:style-name="P1">More complex</text:p>
          </table:table-cell>
          <table:table-cell table:style-name="Table1.A1" office:value-type="string">
            <text:p text:style-name="P1">Easy setup</text:p>
          </table:table-cell>
        </table:table-row>
      </table:table>
      <text:h text:style-name="Heading_20_3" text:outline-level="3"><text:span text:style-name="Strong_20_Emphasis"><text:span text:style-name="T2">Conclusion</text:span></text:span></text:h>
      <text:list text:style-name="L7">
        <text:list-item>
          <text:p text:style-name="P9"><text:span text:style-name="Strong_20_Emphasis"><text:span text:style-name="T2">Use Bridge Mode</text:span></text:span><text:span text:style-name="T2"> when you need to connect two separate networks </text:span><text:span text:style-name="Strong_20_Emphasis"><text:span text:style-name="T2">seamlessly</text:span></text:span><text:span text:style-name="T2">.</text:span></text:p>
        </text:list-item>
        <text:list-item>
          <text:p text:style-name="P9"><text:span text:style-name="Strong_20_Emphasis"><text:span text:style-name="T2">Use Repeater Mode</text:span></text:span><text:span text:style-name="T2"> when you need to </text:span><text:span text:style-name="Strong_20_Emphasis"><text:span text:style-name="T2">extend</text:span></text:span><text:span text:style-name="T2"> Wi-Fi coverage in weak signal areas.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9:07.441994223</meta:creation-date>
    <dc:date>2025-03-31T23:21:42.563434915</dc:date>
    <meta:editing-duration>PT2M35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52" meta:word-count="417" meta:character-count="2492" meta:non-whitespace-character-count="2125"/>
  </office:meta>
</office:document-meta>
</file>